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2" draw:id="id2" draw:layer="layout" svg:width="2.667cm" svg:height="1.397cm" svg:x="10.525cm" svg:y="1.127cm">
          <text:p text:style-name="P2">Cello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778cm" svg:x="3.191cm" svg:y="4.048cm">
          <text:p text:style-name="P2">sample_inpu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556cm" svg:height="1.778cm" svg:x="16.367cm" svg:y="3.921cm">
          <text:p text:style-name="P2">src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4" draw:text-style-name="P2" draw:layer="layout" draw:line-skew="0.127cm" svg:x1="11.858cm" svg:y1="2.524cm" svg:x2="18.145cm" svg:y2="3.921cm" draw:start-shape="id2" draw:start-glue-point="2" draw:end-shape="id3" draw:end-glue-point="0" svg:d="M11858 2524v825h6287v572" svg:viewBox="0 0 6288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3M24S</meta:editing-duration>
    <meta:editing-cycles>30</meta:editing-cycles>
    <meta:generator>LibreOffice/5.1.6.2$Linux_X86_64 LibreOffice_project/10m0$Build-2</meta:generator>
    <dc:date>2017-12-29T17:28:08.185363825</dc:date>
    <meta:document-statistic meta:object-count="6"/>
  </office:meta>
</office:document-meta>
</file>